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6.25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subtitle">
      <style:graphic-properties draw:fill-color="#ffffff" draw:auto-grow-height="true" fo:min-height="11.8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32pt" style:font-size-asian="32pt" style:font-size-complex="32pt"/>
    </style:style>
    <style:style style:name="P8" style:family="paragraph">
      <style:paragraph-properties fo:margin-top="0.2cm" fo:margin-bottom="1.3cm"/>
    </style:style>
    <style:style style:name="P9" style:family="paragraph">
      <style:paragraph-properties fo:margin-top="0.3cm" fo:margin-bottom="0.2cm" fo:text-align="star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artage d’expérience : Travailler à distance dans un groupe hétérogène</text:span></text:p>
          </draw:text-box>
        </draw:frame>
        <draw:frame presentation:style-name="pr2" draw:text-style-name="P3" draw:layer="layout" svg:width="25.199cm" svg:height="16.255cm" svg:x="1.4cm" svg:y="0.837cm" presentation:class="subtitle">
          <draw:text-box>
            <text:p text:style-name="P2"><text:span text:style-name="T2">1. Contexte/Objectifs</text:span></text:p>
            <text:p text:style-name="P2"><text:span text:style-name="T2">2. Expérience : Formation réfugiés</text:span></text:p>
            <text:p text:style-name="P2"><text:span text:style-name="T2">3. Echange : Outils et bonnes prat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4" draw:text-style-name="P4" draw:layer="layout" svg:width="25.199cm" svg:height="16.255cm" svg:x="1.4cm" svg:y="0.837cm" presentation:class="subtitle" presentation:user-transformed="true">
          <draw:text-box>
            <text:p>1. Contexte :</text:p>
            <text:p/>
            <text:p text:style-name="P5">- Similarités avec le challenge AHOD</text:p>
            <text:p text:style-name="P5">- Nomadisme digital</text:p>
            <text:p text:style-name="P5">- Tout va bien, jusque que quand ça va plus</text:p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7" draw:layer="layout" svg:width="25.199cm" svg:height="16.255cm" svg:x="1.4cm" svg:y="0.837cm" presentation:class="subtitle" presentation:user-transformed="true">
          <draw:text-box>
            <text:p text:style-name="P1"><text:span text:style-name="T1">2. Expérience : Formation réfugiés</text:span></text:p>
            <text:p text:style-name="P6"><text:span text:style-name="T1"/></text:p>
            <text:p text:style-name="P6"><text:span text:style-name="T1">- Formation de formateurs</text:span></text:p>
            <text:p text:style-name="P6"><text:span text:style-name="T1">- ± 6 mois de prépa</text:span></text:p>
            <text:p text:style-name="P6"><text:span text:style-name="T1">- Equipe internationale et hétérogène</text:span></text:p>
            <text:p text:style-name="P6"><text:span text:style-name="T1">- Quitting is not an op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draw:frame presentation:style-name="pr4" draw:text-style-name="P4" draw:layer="layout" svg:width="25.199cm" svg:height="16.255cm" svg:x="1.4cm" svg:y="0.837cm" presentation:class="subtitle" presentation:user-transformed="true">
          <draw:text-box>
            <text:p text:style-name="P8">Le déroulement :</text:p>
            <text:p text:style-name="P9"><text:span text:style-name="T2">1. Meeting « face-to-face » : définir les règles</text:span></text:p>
            <text:p text:style-name="P9"><text:span text:style-name="T2">2. Travail à distance jusqu’au séminaire suivant</text:span></text:p>
            <text:p text:style-name="P9"><text:span text:style-name="T2">3. Travail en groupe pendant le séminaire</text:span></text:p>
            <text:p text:style-name="P9"><text:span text:style-name="T2">4. Travail à distance</text:span></text:p>
            <text:p text:style-name="P9"><text:span text:style-name="T2">5. Meeting de prépa</text:span></text:p>
            <text:p text:style-name="P9"><text:span text:style-name="T2">6. Travail à distance</text:span></text:p>
            <text:p text:style-name="P9"><text:span text:style-name="T2">7. For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3">Qu’est-ce qui a foiré ?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5" draw:text-style-name="P10" draw:layer="layout" svg:width="15.599cm" svg:height="11.8cm" svg:x="7.601cm" svg:y="4.8cm" presentation:class="subtitle" presentation:user-transformed="true">
          <draw:text-box>
            <text:p text:style-name="P5"><text:span text:style-name="T3"/></text:p>
            <text:p text:style-name="P5">- Conflits d’agenda</text:p>
            <text:p text:style-name="P5">- Conception du travail</text:p>
            <text:p text:style-name="P5">- Gestion de conflit</text:p>
            <text:p text:style-name="P5">- Luttes de pouvoir implicites</text:p>
          </draw:text-box>
        </draw:frame>
        <draw:frame presentation:style-name="pr6" draw:layer="layout" svg:width="25.199cm" svg:height="3.506cm" svg:x="1.4cm" svg:y="0.837cm" presentation:class="title">
          <draw:text-box>
            <text:p><text:span text:style-name="T3">Qu’est-ce qui a foir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5" draw:text-style-name="P10" draw:layer="layout" svg:width="15.599cm" svg:height="11.8cm" svg:x="7.601cm" svg:y="4.8cm" presentation:class="subtitle" presentation:user-transformed="true">
          <draw:text-box>
            <text:p text:style-name="P5"><text:span text:style-name="T3"/></text:p>
            <text:p text:style-name="P5">- Conflits d’agenda</text:p>
            <text:p text:style-name="P5"/>
            <text:p text:style-name="P5"/>
            <text:p text:style-name="P5"/>
          </draw:text-box>
        </draw:frame>
        <draw:frame presentation:style-name="pr6" draw:layer="layout" svg:width="25.199cm" svg:height="3.506cm" svg:x="1.4cm" svg:y="0.837cm" presentation:class="title">
          <draw:text-box>
            <text:p><text:span text:style-name="T3">Qu’est-ce qui a foir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5" draw:text-style-name="P10" draw:layer="layout" svg:width="16.199cm" svg:height="11.8cm" svg:x="7.601cm" svg:y="4.8cm" presentation:class="subtitle" presentation:user-transformed="true">
          <draw:text-box>
            <text:p text:style-name="P5"><text:span text:style-name="T3"/></text:p>
            <text:p text:style-name="P5">- Conflits d’agenda</text:p>
            <text:p text:style-name="P5">- Conception du travail/priorités</text:p>
            <text:p text:style-name="P5"/>
          </draw:text-box>
        </draw:frame>
        <draw:frame presentation:style-name="pr6" draw:layer="layout" svg:width="25.199cm" svg:height="3.506cm" svg:x="1.4cm" svg:y="0.837cm" presentation:class="title">
          <draw:text-box>
            <text:p><text:span text:style-name="T3">Qu’est-ce qui a foir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presentation:style-name="pr5" draw:text-style-name="P10" draw:layer="layout" svg:width="16.199cm" svg:height="11.8cm" svg:x="7.601cm" svg:y="4.8cm" presentation:class="subtitle" presentation:user-transformed="true">
          <draw:text-box>
            <text:p text:style-name="P5"><text:span text:style-name="T3"/></text:p>
            <text:p text:style-name="P5">- Conflits d’agenda</text:p>
            <text:p text:style-name="P5">- Conception du travail/priorités</text:p>
            <text:p text:style-name="P5">- Gestion de conflit</text:p>
            <text:p text:style-name="P5"/>
          </draw:text-box>
        </draw:frame>
        <draw:frame presentation:style-name="pr6" draw:layer="layout" svg:width="25.199cm" svg:height="3.506cm" svg:x="1.4cm" svg:y="0.837cm" presentation:class="title">
          <draw:text-box>
            <text:p><text:span text:style-name="T3">Qu’est-ce qui a foir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presentation:style-name="pr5" draw:text-style-name="P10" draw:layer="layout" svg:width="16.199cm" svg:height="11.8cm" svg:x="7.601cm" svg:y="4.8cm" presentation:class="subtitle" presentation:user-transformed="true">
          <draw:text-box>
            <text:p text:style-name="P5"><text:span text:style-name="T3"/></text:p>
            <text:p text:style-name="P5">- Conflits d’agenda</text:p>
            <text:p text:style-name="P5">- Conception du travail/priorités</text:p>
            <text:p text:style-name="P5">- Gestion de conflit</text:p>
            <text:p text:style-name="P5">- Luttes de pouvoir implicites</text:p>
          </draw:text-box>
        </draw:frame>
        <draw:frame presentation:style-name="pr6" draw:layer="layout" svg:width="25.199cm" svg:height="3.506cm" svg:x="1.4cm" svg:y="0.837cm" presentation:class="title">
          <draw:text-box>
            <text:p><text:span text:style-name="T3">Qu’est-ce qui a foir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frame presentation:style-name="pr5" draw:text-style-name="P10" draw:layer="layout" svg:width="16.199cm" svg:height="11.8cm" svg:x="7.601cm" svg:y="4.8cm" presentation:class="subtitle" presentation:user-transformed="true">
          <draw:text-box>
            <text:p text:style-name="P5"><text:span text:style-name="T3"/></text:p>
            <text:p text:style-name="P5">- Conflits d’agenda</text:p>
            <text:p text:style-name="P5">- Conception du travail/priorités</text:p>
            <text:p text:style-name="P5">- Gestion de conflit</text:p>
            <text:p text:style-name="P5">- Luttes de pouvoir implicites</text:p>
            <text:p text:style-name="P5">- Non-respect des décisions</text:p>
          </draw:text-box>
        </draw:frame>
        <draw:frame presentation:style-name="pr6" draw:layer="layout" svg:width="25.199cm" svg:height="3.506cm" svg:x="1.4cm" svg:y="0.837cm" presentation:class="title">
          <draw:text-box>
            <text:p><text:span text:style-name="T3">Qu’est-ce qui a foir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Qu’est-ce qui a fonctionné 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Qu’est-ce qui a fonctionné 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 …</text:p>
                <text:p>- 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Qu’est-ce qui a fonctionné 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 …</text:p>
                <text:p>- …</text:p>
                <text:p>- Skype cal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Qu’est-ce qui a fonctionné 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 …</text:p>
                <text:p>- …</text:p>
                <text:p>- Skype calls</text:p>
                <text:p>- Support extern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3. Outils et bonnes pratiqu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 Rules for failure : comment gérer nos foirages potentiel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3. Outils et bonnes pratiqu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 Rules for failure : comment gérer nos foirages potentiels</text:p>
                <text:p>- Structurer la prise de parole lors des appels groupé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3. Outils et bonnes pratiqu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 Rules for failure : comment gérer nos foirages potentiels</text:p>
                <text:p>- Structurer la prise de parole lors des appels groupés</text:p>
                <text:p>- Expliciter l’implicite (y compris les motivations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3. Outils et bonnes pratiqu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- Rules for failure : comment gérer nos foirages potentiels</text:p>
                <text:p>- Structurer la prise de parole lors des appels groupés</text:p>
                <text:p>- Expliciter l’implicite (y compris les motivations)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9">
        <draw:frame presentation:style-name="pr6" draw:layer="layout" svg:width="25.199cm" svg:height="3.506cm" svg:x="1.2cm" svg:y="8.6cm" presentation:class="title" presentation:user-transformed="true">
          <draw:text-box>
            <text:p>A vous 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08:49:32.265055505</meta:creation-date>
    <dc:date>2018-07-10T09:59:43.140724145</dc:date>
    <meta:editing-duration>PT16M52S</meta:editing-duration>
    <meta:editing-cycles>5</meta:editing-cycles>
    <meta:generator>LibreOffice/5.1.6.2$Linux_X86_64 LibreOffice_project/10m0$Build-2</meta:generator>
    <meta:document-statistic meta:object-count="96"/>
  </office:meta>
</office:document-meta>
</file>